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120000001256ED240C.gif" manifest:media-type=""/>
  <manifest:file-entry manifest:full-path="Pictures/100002000000001200000012DE287DE5.gif" manifest:media-type=""/>
  <manifest:file-entry manifest:full-path="Pictures/100002000000001200000012D55BD994.gif" manifest:media-type=""/>
  <manifest:file-entry manifest:full-path="Pictures/100002000000001200000012929983B4.gif" manifest:media-type=""/>
  <manifest:file-entry manifest:full-path="Pictures/1000020000000012000000129A0CB963.gif" manifest:media-type=""/>
  <manifest:file-entry manifest:full-path="Pictures/10000000000004000000030042C9C36F.png" manifest:media-type=""/>
  <manifest:file-entry manifest:full-path="Pictures/1000020000000012000000126F60A49F.gif" manifest:media-type=""/>
  <manifest:file-entry manifest:full-path="Pictures/100002000000001200000012BCC77F26.gif" manifest:media-type=""/>
  <manifest:file-entry manifest:full-path="Pictures/1000020000000012000000125F12CBB3.gif" manifest:media-type=""/>
  <manifest:file-entry manifest:full-path="Pictures/10000000000004000000030089FEE9B9.png" manifest:media-type=""/>
  <manifest:file-entry manifest:full-path="Pictures/100000000000040000000300599A498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75cm"/>
    </style:style>
    <style:style style:name="pr2" style:family="presentation" style:parent-style-name="Standard-subtitle">
      <style:graphic-properties draw:fill-color="#ffffff" fo:min-height="2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14cm"/>
    </style:style>
    <style:style style:name="pr5" style:family="presentation" style:parent-style-name="Standard_20_1-subtitle">
      <style:graphic-properties draw:fill-color="#ffffff" draw:auto-grow-height="true" fo:min-height="12.18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tokyo-midtown-2-title">
      <style:graphic-properties draw:auto-grow-height="true" fo:min-height="3cm"/>
    </style:style>
    <style:style style:name="pr8" style:family="presentation" style:parent-style-name="tokyo-midtown-2-subtitle">
      <style:graphic-properties draw:fill-color="#ffffff" draw:auto-grow-height="true" fo:min-height="3cm"/>
    </style:style>
    <style:style style:name="pr9" style:family="presentation" style:parent-style-name="tokyo-midtown-2-notes">
      <style:graphic-properties draw:fill-color="#ffffff" draw:auto-grow-height="true" fo:min-height="13.364cm"/>
    </style:style>
    <style:style style:name="pr10" style:family="presentation" style:parent-style-name="tokyo-midtown-2-title">
      <style:graphic-properties draw:auto-grow-height="true" fo:min-height="2.001cm"/>
    </style:style>
    <style:style style:name="pr11" style:family="presentation" style:parent-style-name="tokyo-midtown-2-outline1">
      <style:graphic-properties draw:auto-grow-height="true" fo:min-height="14.00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layer="layout" svg:width="25cm" svg:height="5.675cm" svg:x="0.5cm" svg:y="2.163cm" presentation:class="title" presentation:user-transformed="true">
          <draw:text-box>
            <text:p>Kiosque RH...<text:line-break/>en J2EE ?</text:p>
          </draw:text-box>
        </draw:frame>
        <draw:frame presentation:style-name="pr2" draw:layer="layout" svg:width="25cm" svg:height="2.75cm" svg:x="0.5cm" svg:y="6.625cm" presentation:class="subtitle" presentation:user-transformed="true">
          <draw:text-box>
            <text:p>Opportunités, bénéfices et perspectiv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1T0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Section Title</text:p>
          </draw:text-box>
        </draw:frame>
        <draw:frame presentation:style-name="pr5" draw:layer="layout" svg:width="27cm" svg:height="12.18cm" svg:x="0.5cm" svg:y="20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okyo-midtown-2" presentation:presentation-page-layout-name="AL1T0" presentation:use-date-time-name="dtd1">
        <office:forms form:automatic-focus="false" form:apply-design-mode="false"/>
        <draw:frame presentation:style-name="pr7" draw:layer="layout" svg:width="25cm" svg:height="3cm" svg:x="0.5cm" svg:y="3.5cm" presentation:class="title">
          <draw:text-box>
            <text:p>Vers un Kiosque RH en J2EE </text:p>
          </draw:text-box>
        </draw:frame>
        <draw:frame presentation:style-name="pr8" draw:layer="layout" svg:width="25cm" svg:height="3cm" svg:x="0.5cm" svg:y="6.5cm" presentation:class="subtitle">
          <draw:text-box>
            <text:p>Existant, contraintes, opportunités et perspective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okyo-midtown-2" presentation:presentation-page-layout-name="AL2T1" presentation:use-date-time-name="dtd1">
        <office:forms form:automatic-focus="false" form:apply-design-mode="false"/>
        <draw:frame presentation:style-name="pr10" draw:layer="layout" svg:width="27cm" svg:height="2.001cm" svg:x="0.5cm" svg:y="0.5cm" presentation:class="title" presentation:user-transformed="true">
          <draw:text-box>
            <text:p>Lorem Ipsum</text:p>
          </draw:text-box>
        </draw:frame>
        <draw:frame presentation:style-name="pr11" draw:layer="layout" svg:width="27cm" svg:height="15.96cm" svg:x="0.5cm" svg:y="3.5cm" presentation:class="outline" presentation:user-transformed="true">
          <draw:text-box>
            <text:list text:style-name="L2">
              <text:list-item>
                <text:p>Lorem ipsum dolor sit amet, consectetur adipiscing elit.</text:p>
                <text:list>
                  <text:list-item>
                    <text:p>Nunc sit amet massa mauris, cursus tempus mauris.</text:p>
                    <text:list>
                      <text:list-item>
                        <text:p>Vestibulum rhoncus mi quis augue bibendum consectetur.</text:p>
                        <text:list>
                          <text:list-item>
                            <text:p>Donec lacinia feugiat dolor, facilisis placerat turpis mollis et.</text:p>
                            <text:list>
                              <text:list-item>
                                <text:p>Phasellus faucibus odio sit amet lorem aliquam congue semper enim sagittis.</text:p>
                                <text:list>
                                  <text:list-item>
                                    <text:p>Donec sagittis fringilla metus, et placerat magna fringilla non.</text:p>
                                    <text:list>
                                      <text:list-item>
                                        <text:p>Integer nec risus nibh, rhoncus lobortis libero.</text:p>
                                        <text:list>
                                          <text:list-item>
                                            <text:p>Fusce venenatis eleifend elit, gravida vulputate neque varius sit amet.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tokyo-midtown-2-title">
      <style:graphic-properties draw:fill-color="#ffffff" draw:auto-grow-height="false" fo:min-height="3.507cm"/>
    </style:style>
    <style:style style:name="Mpr2" style:family="presentation" style:parent-style-name="tokyo-midtown-2-outline1">
      <style:graphic-properties draw:fill-color="#ffffff" draw:auto-grow-height="false" fo:min-height="13.86cm"/>
    </style:style>
    <style:style style:name="Mpr3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4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false" fo:min-height="3.507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.6cm" fo:text-align="end" fo:text-indent="0cm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5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6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6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office:forms form:automatic-focus="false" form:apply-design-mode="false"/>
      <draw:frame presentation:style-name="Mpr1" draw:text-style-name="MP3" draw:layer="backgroundobjects" svg:width="25cm" svg:height="3cm" svg:x="0.5cm" svg:y="3.5cm" presentation:class="title">
        <draw:text-box>
          <text:p text:style-name="MP3">請按一下鼠標，編輯標題文的格式。</text:p>
        </draw:text-box>
      </draw:frame>
      <draw:frame presentation:style-name="Mpr2" draw:text-style-name="MP4" draw:layer="backgroundobjects" svg:width="25cm" svg:height="3cm" svg:x="0.5cm" svg:y="6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14cm" svg:height="3.369cm" svg:x="13cm" svg:y="14cm">
        <draw:text-box>
          <text:p text:style-name="MP6"><text:span text:style-name="MT3">SALES Adrien</text:span></text:p>
          <text:p text:style-name="MP7"><text:span text:style-name="MT4">DSI, Ville de Nouméa</text:span></text:p>
          <text:p text:style-name="MP7"><text:span text:style-name="MT5">Service Etudes &amp; Développements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7cm" svg:height="14cm" svg:x="0.5cm" svg:y="3.5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2.18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6"><presentation:date-time/></text:span></text:p>
        </draw:text-box>
      </draw:frame>
      <draw:frame presentation:style-name="Mpr7" draw:text-style-name="MP5" draw:layer="backgroundobjects" svg:width="8.88cm" svg:height="1cm" svg:x="9.58cm" svg:y="20cm" presentation:class="footer">
        <draw:text-box>
          <text:p text:style-name="MP5"><text:span text:style-name="MT7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8cm" svg:x="0.5cm" svg:y="20cm" presentation:class="outline" presentation:placeholder="true">
        <draw:text-box/>
      </draw:frame>
      <draw:frame presentation:style-name="Mpr10" draw:text-style-name="MP9" draw:layer="backgroundobjects" svg:width="9.08cm" svg:height="1cm" svg:x="0.5cm" svg:y="20cm" presentation:class="date-time">
        <draw:text-box>
          <text:p text:style-name="MP9"><text:span text:style-name="MT6"><presentation:date-time/></text:span></text:p>
        </draw:text-box>
      </draw:frame>
      <draw:frame presentation:style-name="Mpr10" draw:text-style-name="MP10" draw:layer="backgroundobjects" svg:width="8.88cm" svg:height="1cm" svg:x="9.58cm" svg:y="20cm" presentation:class="footer">
        <draw:text-box>
          <text:p text:style-name="MP10"><text:span text:style-name="MT7"><presentation:footer/></text:span></text:p>
        </draw:text-box>
      </draw:frame>
      <draw:frame presentation:style-name="Mpr10" draw:text-style-name="MP11" draw:layer="backgroundobjects" svg:width="6.52cm" svg:height="1cm" svg:x="20.98cm" svg:y="20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1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2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0.5cm" presentation:class="title">
        <draw:text-box>
          <text:p text:style-name="MP3">請按一下鼠標，編輯標題文的格式。</text:p>
        </draw:text-box>
      </draw:frame>
      <draw:frame presentation:style-name="Mpr14" draw:text-style-name="MP4" draw:layer="backgroundobjects" svg:width="27cm" svg:height="14cm" svg:x="0.5cm" svg:y="3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5" draw:layer="backgroundobjects" svg:width="8.875cm" svg:height="0.997cm" svg:x="9.576cm" svg:y="20.003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18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8" draw:text-style-name="MP11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9" draw:text-style-name="MP11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20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20" draw:text-style-name="MP11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creation-date>2014-09-11T13:27:22</meta:creation-date>
    <meta:editing-cycles>6</meta:editing-cycles>
    <meta:editing-duration>PT3M59S</meta:editing-duration>
    <meta:initial-creator>Adrien SALES</meta:initial-creator>
    <dc:date>2014-09-11T13:36:42</dc:date>
    <dc:creator>Adrien SALES</dc:creator>
    <meta:keyword>SIRH Kiosque J2EE</meta:keyword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